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31" manifest:media-type=""/>
  <manifest:file-entry manifest:full-path="ObjectReplacements/Object 41" manifest:media-type="application/x-openoffice-gdimetafile;windows_formatname=&quot;GDIMetaFile&quot;"/>
  <manifest:file-entry manifest:full-path="ObjectReplacements/Object 21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20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38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4de3" officeooo:paragraph-rsid="00064de3"/>
    </style:style>
    <style:style style:name="P2" style:family="paragraph" style:parent-style-name="Standard">
      <style:text-properties officeooo:rsid="000814a8" officeooo:paragraph-rsid="000814a8"/>
    </style:style>
    <style:style style:name="P3" style:family="paragraph" style:parent-style-name="Standard">
      <style:text-properties officeooo:rsid="000814a8" officeooo:paragraph-rsid="000997e2"/>
    </style:style>
    <style:style style:name="P4" style:family="paragraph" style:parent-style-name="Standard">
      <style:text-properties officeooo:rsid="000997e2" officeooo:paragraph-rsid="000997e2"/>
    </style:style>
    <style:style style:name="P5" style:family="paragraph" style:parent-style-name="Standard">
      <style:text-properties style:text-underline-style="solid" style:text-underline-width="auto" style:text-underline-color="font-color" officeooo:rsid="000997e2" officeooo:paragraph-rsid="000997e2"/>
    </style:style>
    <style:style style:name="P6" style:family="paragraph" style:parent-style-name="Standard">
      <style:text-properties officeooo:rsid="0009a028" officeooo:paragraph-rsid="0009a028"/>
    </style:style>
    <style:style style:name="P7" style:family="paragraph" style:parent-style-name="Standard" style:list-style-name="L1">
      <style:text-properties officeooo:paragraph-rsid="000814a8"/>
    </style:style>
    <style:style style:name="P8" style:family="paragraph" style:parent-style-name="Standard" style:list-style-name="L1">
      <style:text-properties officeooo:rsid="000814a8" officeooo:paragraph-rsid="000814a8"/>
    </style:style>
    <style:style style:name="P9" style:family="paragraph" style:parent-style-name="Standard">
      <style:text-properties officeooo:rsid="000814a8" officeooo:paragraph-rsid="000814a8"/>
    </style:style>
    <style:style style:name="P10" style:family="paragraph" style:parent-style-name="Standard">
      <style:text-properties officeooo:rsid="000814a8" officeooo:paragraph-rsid="0010fb5e"/>
    </style:style>
    <style:style style:name="P11" style:family="paragraph" style:parent-style-name="Standard" style:list-style-name="L2">
      <style:text-properties officeooo:rsid="000997e2" officeooo:paragraph-rsid="000997e2"/>
    </style:style>
    <style:style style:name="P12" style:family="paragraph" style:parent-style-name="Standard">
      <style:text-properties officeooo:rsid="000997e2" officeooo:paragraph-rsid="000997e2"/>
    </style:style>
    <style:style style:name="P13" style:family="paragraph" style:parent-style-name="Standard" style:list-style-name="L2">
      <style:text-properties officeooo:rsid="0009a028" officeooo:paragraph-rsid="0009a028"/>
    </style:style>
    <style:style style:name="P14" style:family="paragraph" style:parent-style-name="Standard">
      <style:text-properties officeooo:rsid="0009a028" officeooo:paragraph-rsid="0009a028"/>
    </style:style>
    <style:style style:name="P15" style:family="paragraph" style:parent-style-name="Standard">
      <style:text-properties officeooo:rsid="0009a028" officeooo:paragraph-rsid="00120349"/>
    </style:style>
    <style:style style:name="P16" style:family="paragraph" style:parent-style-name="Standard">
      <style:text-properties officeooo:rsid="00064de3" officeooo:paragraph-rsid="00064de3"/>
    </style:style>
    <style:style style:name="P17" style:family="paragraph" style:parent-style-name="Standard">
      <style:text-properties officeooo:rsid="00064de3" officeooo:paragraph-rsid="000d4aab"/>
    </style:style>
    <style:style style:name="P18" style:family="paragraph" style:parent-style-name="Standard">
      <style:text-properties officeooo:paragraph-rsid="000d4aab"/>
    </style:style>
    <style:style style:name="P19" style:family="paragraph" style:parent-style-name="Standard">
      <style:text-properties officeooo:paragraph-rsid="00064de3"/>
    </style:style>
    <style:style style:name="P20" style:family="paragraph" style:parent-style-name="Standard">
      <style:text-properties officeooo:paragraph-rsid="000814a8"/>
    </style:style>
    <style:style style:name="P21" style:family="paragraph" style:parent-style-name="Standard">
      <style:text-properties officeooo:paragraph-rsid="0010fb5e"/>
    </style:style>
    <style:style style:name="P22" style:family="paragraph" style:parent-style-name="Standard">
      <style:text-properties style:text-underline-style="solid" style:text-underline-width="auto" style:text-underline-color="font-color" officeooo:rsid="000814a8" officeooo:paragraph-rsid="000814a8"/>
    </style:style>
    <style:style style:name="P23" style:family="paragraph" style:parent-style-name="Standard">
      <style:text-properties officeooo:paragraph-rsid="0009a028"/>
    </style:style>
    <style:style style:name="P24" style:family="paragraph" style:parent-style-name="Standard">
      <style:text-properties officeooo:paragraph-rsid="00120349"/>
    </style:style>
    <style:style style:name="T1" style:family="text">
      <style:text-properties officeooo:rsid="000814a8"/>
    </style:style>
    <style:style style:name="T2" style:family="text">
      <style:text-properties officeooo:rsid="0009a028"/>
    </style:style>
    <style:style style:name="T3" style:family="text">
      <style:text-properties officeooo:rsid="000a952c"/>
    </style:style>
    <style:style style:name="T4" style:family="text">
      <style:text-properties officeooo:rsid="000ba6d0"/>
    </style:style>
    <style:style style:name="T5" style:family="text">
      <style:text-properties officeooo:rsid="000d4aab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style:font-name="Liberation Mono" fo:font-size="11pt" fo:font-style="normal" fo:font-weight="normal" officeooo:rsid="000814a8" style:font-size-asian="11pt" style:font-style-asian="normal" style:font-weight-asian="normal"/>
    </style:style>
    <style:style style:name="T8" style:family="text">
      <style:text-properties style:font-name="Liberation Mono" fo:font-size="11pt" fo:font-style="normal" fo:font-weight="normal" officeooo:rsid="00120349" style:font-size-asian="11pt" style:font-style-asian="normal" style:font-weight-asian="normal"/>
    </style:style>
    <style:style style:name="T9" style:family="text">
      <style:text-properties style:font-name="Liberation Mono" fo:font-size="11pt" fo:font-style="normal" fo:font-weight="normal" officeooo:rsid="0009a028" style:font-size-asian="11pt" style:font-style-asian="normal" style:font-weight-asian="normal"/>
    </style:style>
    <style:style style:name="T10" style:family="text">
      <style:text-properties officeooo:rsid="0010fb5e"/>
    </style:style>
    <style:style style:name="T11" style:family="text">
      <style:text-properties officeooo:rsid="001203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a matriz de orden<draw:frame draw:style-name="fr1" draw:name="Objeto2" text:anchor-type="as-char" svg:y="-0.377cm" svg:width="0.997cm" svg:height="0.467cm" draw:z-index="1"><draw:object xlink:href="./Object 2" xlink:type="simple" xlink:show="embed" xlink:actuate="onLoad"/><draw:image xlink:href="./ObjectReplacements/Object 2" xlink:type="simple" xlink:show="embed" xlink:actuate="onLoad"/></draw:frame>diremos que es una matriz cuadrada de orden n</text:p>
      <text:p text:style-name="P1"/>
      <text:p text:style-name="P1">Proposición:<draw:frame draw:style-name="fr1" draw:name="Objeto1" text:anchor-type="as-char" svg:y="-0.386cm" svg:width="2.122cm" svg:height="0.542cm" draw:z-index="0"><draw:object xlink:href="./Object 1" xlink:type="simple" xlink:show="embed" xlink:actuate="onLoad"/><draw:image xlink:href="./ObjectReplacements/Object 1" xlink:type="simple" xlink:show="embed" xlink:actuate="onLoad"/></draw:frame>es un anillo no conmutativo. Además el elemento neutro del producto es la matriz:</text:p>
      <text:p text:style-name="P1"/>
      <text:p text:style-name="P1"><draw:frame draw:style-name="fr1" draw:name="Objeto1242" text:anchor-type="as-char" svg:y="-1.196cm" svg:width="2.701cm" svg:height="2.18cm" draw:z-index="8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1"/>
      <text:p text:style-name="P1">A l<text:span text:style-name="T4">a</text:span> que llamaremos matriz identidad y denotaremos así <draw:frame draw:style-name="fr1" draw:name="Objeto16" text:anchor-type="as-char" svg:y="-0.377cm" svg:width="0.534cm" svg:height="0.531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Ejemplo que muestra que el anillo anterior no es conmutativo: </text:p>
      <text:p text:style-name="P1"/>
      <text:p text:style-name="P1">Sea <draw:frame draw:style-name="fr1" draw:name="Objeto17" text:anchor-type="as-char" svg:y="-0.644cm" svg:width="2.028cm" svg:height="1.074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4">y </text:span><text:span text:style-name="T4"><draw:frame draw:style-name="fr1" draw:name="Objeto18" text:anchor-type="as-char" svg:y="-0.644cm" svg:width="1.969cm" svg:height="1.074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p>
      <text:p text:style-name="P1"/>
      <text:p text:style-name="P1"/>
      <text:p text:style-name="P1">Dos elementos de<draw:frame draw:style-name="fr1" draw:name="Objeto19" text:anchor-type="as-char" svg:y="-0.386cm" svg:width="1.757cm" svg:height="0.542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8"><draw:frame draw:style-name="fr2" draw:name="Objeto20" text:anchor-type="as-char" svg:y="-0.644cm" svg:width="5.345cm" svg:height="1.074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draw:frame draw:style-name="fr2" draw:name="Objeto21" text:anchor-type="as-char" svg:y="-0.644cm" svg:width="5.35cm" svg:height="1.074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1"/>
      <text:p text:style-name="P1">Determinantes:</text:p>
      <text:p text:style-name="P1"/>
      <text:p text:style-name="P1">Dada una matriz cuad<text:span text:style-name="T5">r</text:span>ada A definimos el determinante de A que denotaremos<draw:frame draw:style-name="fr2" draw:name="Objeto22" text:anchor-type="as-char" svg:y="-0.377cm" svg:width="0.757cm" svg:height="0.469cm" draw:z-index="21"><draw:object xlink:href="./Object 23" xlink:type="simple" xlink:show="embed" xlink:actuate="onLoad"/><draw:image xlink:href="./ObjectReplacements/Object 23" xlink:type="simple" xlink:show="embed" xlink:actuate="onLoad"/></draw:frame>o det(A)</text:p>
      <text:p text:style-name="P1"/>
      <text:p text:style-name="P1"><draw:frame draw:style-name="fr2" draw:name="Objeto23" text:anchor-type="as-char" svg:y="-0.379cm" svg:width="1.82cm" svg:height="0.534cm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7"><text:span text:style-name="T6"><draw:frame draw:style-name="fr2" draw:name="Objeto24" text:anchor-type="as-char" svg:y="-0.677cm" svg:width="4.759cm" svg:height="1.207cm" draw:z-index="23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"/>
      <text:p text:style-name="P19"><draw:frame draw:style-name="fr2" draw:name="Objeto25" text:anchor-type="as-char" svg:y="-0.991cm" svg:width="13.725cm" svg:height="1.833cm" draw:z-index="24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Calcular los siguientes determinantes cuyos coeficientes están en <draw:frame draw:style-name="fr1" draw:name="Objeto4" text:anchor-type="as-char" svg:y="-0.377cm" svg:width="0.781cm" svg:height="0.467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to3" text:anchor-type="as-char" svg:y="-0.64cm" svg:width="2.418cm" svg:height="1.071cm" draw:z-index="2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/>
      <text:p text:style-name="P1"><text:soft-page-break/><draw:frame draw:style-name="fr2" draw:name="Objeto26" text:anchor-type="as-char" svg:y="-0.917cm" svg:width="5.159cm" svg:height="1.623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2"/>
      <text:p text:style-name="P2"><draw:frame draw:style-name="fr1" draw:name="Objeto27" text:anchor-type="as-char" svg:y="-0.956cm" svg:width="5.156cm" svg:height="1.766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2"/>
      <text:p text:style-name="P2">Denotaremos<draw:frame draw:style-name="fr2" draw:name="Objeto28" text:anchor-type="as-char" svg:y="-0.377cm" svg:width="0.674cm" svg:height="0.531cm" draw:z-index="28"><draw:object xlink:href="./Object 29" xlink:type="simple" xlink:show="embed" xlink:actuate="onLoad"/><draw:image xlink:href="./ObjectReplacements/Object 29" xlink:type="simple" xlink:show="embed" xlink:actuate="onLoad"/></draw:frame>a la matriz que se obtiene a partir de la matriz a quitándole la fila i y la columna j</text:p>
      <text:p text:style-name="P2"/>
      <text:p text:style-name="P2">Llamaremos adjunto del elemento <draw:frame draw:style-name="fr2" draw:name="Objeto29" text:anchor-type="as-char" svg:y="-0.377cm" svg:width="0.573cm" svg:height="0.531cm" draw:z-index="29"><draw:object xlink:href="./Object 30" xlink:type="simple" xlink:show="embed" xlink:actuate="onLoad"/><draw:image xlink:href="./ObjectReplacements/Object 30" xlink:type="simple" xlink:show="embed" xlink:actuate="onLoad"/></draw:frame>a : <draw:frame draw:style-name="fr2" draw:name="Objeto30" text:anchor-type="as-char" svg:y="-0.437cm" svg:width="2.247cm" svg:height="0.593cm" draw:z-index="30"><draw:object xlink:href="./Object 31" xlink:type="simple" xlink:show="embed" xlink:actuate="onLoad"/><draw:image xlink:href="./ObjectReplacements/Object 31" xlink:type="simple" xlink:show="embed" xlink:actuate="onLoad"/></draw:frame>y lo denotaremos<draw:frame draw:style-name="fr1" draw:name="Objeto5" text:anchor-type="as-char" svg:y="-0.215cm" svg:width="0.63cm" svg:height="0.3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0"><text:span text:style-name="T1">Ejemplo: Dada la matriz </text:span><text:span text:style-name="T7"><draw:frame draw:style-name="fr2" draw:name="Objeto31" text:anchor-type="as-char" svg:y="-0.919cm" svg:width="4.648cm" svg:height="1.626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0"/>
      <text:p text:style-name="P21"><text:span text:style-name="T6"><draw:frame draw:style-name="fr2" draw:name="Objeto32" text:anchor-type="as-char" svg:y="-0.64cm" svg:width="10.761cm" svg:height="1.071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"/>
      <text:p text:style-name="P22">Desarrollo de laplace</text:p>
      <text:p text:style-name="P2"/>
      <text:p text:style-name="P2"><draw:frame draw:style-name="fr1" draw:name="Objeto33" text:anchor-type="as-char" svg:y="-0.956cm" svg:width="5.156cm" svg:height="1.766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2"/>
      <text:list xml:id="list1132188350" text:style-name="L1">
        <text:list-item>
          <text:p text:style-name="P7"><text:span text:style-name="T1">Desarrollo de laplace por la fila i: </text:span><text:span text:style-name="T1"><draw:frame draw:style-name="fr1" draw:name="Objeto6" text:anchor-type="as-char" svg:y="-0.377cm" svg:width="5.59cm" svg:height="0.533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8">Desarrollo de laplace por la columna j:<draw:frame draw:style-name="fr1" draw:name="Objeto7" text:anchor-type="as-char" svg:y="-0.377cm" svg:width="5.83cm" svg:height="0.533cm" draw:z-index="5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2"/>
      <text:p text:style-name="P2">Ejercicio: Calcular el <text:span text:style-name="T10">determinante</text:span> de la matriz</text:p>
      <text:p text:style-name="P2"/>
      <text:p text:style-name="P2"><draw:frame draw:style-name="fr1" draw:name="Objeto34" text:anchor-type="as-char" svg:y="-1.196cm" svg:width="5.283cm" svg:height="2.1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2"/>
      <text:p text:style-name="P2">Aplicamos el desarrollo de laplace por la segunda columna porque es la que mas ceros tiene</text:p>
      <text:p text:style-name="P2"/>
      <text:p text:style-name="P10"><draw:frame draw:style-name="fr1" draw:name="Objeto8" text:anchor-type="as-char" svg:y="-0.917cm" svg:width="19.325cm" svg:height="1.62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Dada una matriz</text:p>
      <text:p text:style-name="P4"><draw:frame draw:style-name="fr1" draw:name="Objeto35" text:anchor-type="as-char" svg:y="-0.956cm" svg:width="5.299cm" svg:height="1.76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3"><text:soft-page-break/></text:p>
      <text:p text:style-name="P4">Llamaremos matriz traspuesta a<draw:frame draw:style-name="fr2" draw:name="Objeto37" text:anchor-type="as-char" svg:y="-0.437cm" svg:width="0.616cm" svg:height="0.527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4"/>
      <text:p text:style-name="P4"><draw:frame draw:style-name="fr1" draw:name="Objeto36" text:anchor-type="as-char" svg:y="-0.956cm" svg:width="5.269cm" svg:height="1.766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4"/>
      <text:p text:style-name="P4">Una matriz cuad<text:span text:style-name="T2">r</text:span>ada diremos que es <text:span text:style-name="T2">simétrica</text:span> si coincide con su traspuesta</text:p>
      <text:p text:style-name="P4"/>
      <text:p text:style-name="P5">Propiedades de los determinantes</text:p>
      <text:p text:style-name="P4"/>
      <text:p text:style-name="P4">Sea A una matriz cuadrada con coeficientes en<draw:frame draw:style-name="fr1" draw:name="Objeto11" text:anchor-type="as-char" svg:y="-0.386cm" svg:width="3.152cm" svg:height="0.54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list xml:id="list686542052" text:style-name="L2">
        <text:list-item>
          <text:p text:style-name="P11"><draw:frame draw:style-name="fr1" draw:name="Objeto10" text:anchor-type="as-char" svg:y="-0.437cm" svg:width="1.655cm" svg:height="0.529cm" draw:z-index="14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1">Si intercambiamos dos filas (o dos columnas) de la matriz A, obtenemos una nueva matriz cuyo determinante es<draw:frame draw:style-name="fr1" draw:name="Objeto9" text:anchor-type="as-char" svg:y="-0.377cm" svg:width="1.007cm" svg:height="0.469cm" draw:z-index="6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1">Si multiplicamos todos los elementos de una fila (o de una columna) de la matriz A por un elemento<draw:frame draw:style-name="fr1" draw:name="Objeto12" text:anchor-type="as-char" svg:y="-0.377cm" svg:width="1.162cm" svg:height="0.467cm" draw:z-index="10"><draw:object xlink:href="./Object 12" xlink:type="simple" xlink:show="embed" xlink:actuate="onLoad"/><draw:image xlink:href="./ObjectReplacements/Object 12" xlink:type="simple" xlink:show="embed" xlink:actuate="onLoad"/></draw:frame>obtenemos una nueva matriz cuyo determinante es<draw:frame draw:style-name="fr1" draw:name="Objeto13" text:anchor-type="as-char" svg:y="-0.377cm" svg:width="1.177cm" svg:height="0.469cm" draw:z-index="11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13">Si a una fila de la matriz A le sumamos otra fila distinta multiplicada por un elemento de K obtenemos una nueva matriz cuyo determinante coincide con el determinante de A (lo mismo ocurre si esta operación la realizamos por columnas)</text:p>
        </text:list-item>
        <text:list-item>
          <text:p text:style-name="P13">Si<draw:frame draw:style-name="fr1" draw:name="Objeto14" text:anchor-type="as-char" svg:y="-0.386cm" svg:width="2.413cm" svg:height="0.542cm" draw:z-index="12"><draw:object xlink:href="./Object 14" xlink:type="simple" xlink:show="embed" xlink:actuate="onLoad"/><draw:image xlink:href="./ObjectReplacements/Object 14" xlink:type="simple" xlink:show="embed" xlink:actuate="onLoad"/></draw:frame>entonces<draw:frame draw:style-name="fr1" draw:name="Objeto15" text:anchor-type="as-char" svg:y="-0.377cm" svg:width="2.522cm" svg:height="0.469cm" draw:z-index="13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6"/>
      <text:p text:style-name="P6">Ejercicio:</text:p>
      <text:p text:style-name="P6">Calcular el determinante de la siguiente matriz</text:p>
      <text:p text:style-name="P6"/>
      <text:p text:style-name="P6"><draw:frame draw:style-name="fr1" draw:name="Objeto38" text:anchor-type="as-char" svg:y="-1.475cm" svg:width="5.92cm" svg:height="2.738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6"/>
      <text:p text:style-name="P23"><text:span text:style-name="T8"><draw:frame draw:style-name="fr2" draw:name="Objeto39" text:anchor-type="as-char" svg:y="-1.473cm" svg:width="6.341cm" svg:height="2.734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6"/>
      <text:p text:style-name="P6">A la tercera columna le sumo la primera multiplicada por 4 </text:p>
      <text:p text:style-name="P6">A la cuarta columna le sumo la primera multiplicada por 2</text:p>
      <text:p text:style-name="P6">Aplico el desarrollo de laplace por la ultima fila</text:p>
      <text:p text:style-name="P6"/>
      <text:p text:style-name="P15"><draw:frame draw:style-name="fr2" draw:name="Objeto40" text:anchor-type="as-char" svg:y="-1.196cm" svg:width="17.009cm" svg:height="2.18cm" draw:z-index="40"><draw:object xlink:href="./Object 41" xlink:type="simple" xlink:show="embed" xlink:actuate="onLoad"/><draw:image xlink:href="./ObjectReplacements/Object 4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0:35:15.578229565</meta:creation-date>
    <dc:date>2019-01-16T21:04:44.100868433</dc:date>
    <meta:editing-duration>PT10M32S</meta:editing-duration>
    <meta:editing-cycles>3</meta:editing-cycles>
    <meta:generator>LibreOffice/6.0.7.3.0$Linux_X86_64 LibreOffice_project/00m0$Build-3</meta:generator>
    <meta:document-statistic meta:table-count="0" meta:image-count="0" meta:object-count="41" meta:page-count="3" meta:paragraph-count="50" meta:word-count="307" meta:character-count="1795" meta:non-whitespace-character-count="1519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>M</mi>
            <mrow>
              <mi>n</mi>
              <mo stretchy="false">×</mo>
              <mi>n</mi>
            </mrow>
          </msub>
          <mrow>
            <mi>,</mi>
            <mo stretchy="false">+</mo>
            <mi>,</mi>
          </mrow>
          <mi>·</mi>
        </mrow>
      </mrow>
      <mo fence="true" stretchy="false">)</mo>
    </mrow>
    <annotation encoding="StarMath 5.0"> (M_{n times n}, +, ·) 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i>A</mi>
        </mrow>
        <mo fence="true" stretchy="true">|</mo>
      </mrow>
      <mo stretchy="false">=</mo>
      <mrow>
        <mo fence="true" stretchy="true">|</mo>
        <mrow>
          <msup>
            <mi>A</mi>
            <mi>t</mi>
          </msup>
        </mrow>
        <mo fence="true" stretchy="true">|</mo>
      </mrow>
    </mrow>
    <annotation encoding="StarMath 5.0">abs A = abs A^t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K= A in M_{n times n} (K)</annotation>
  </semantics>
</math>
</file>

<file path=Object 12/content.xml><?xml version="1.0" encoding="utf-8"?>
<math xmlns="http://www.w3.org/1998/Math/MathML" display="block">
  <semantics>
    <mrow>
      <mi>α</mi>
      <mo stretchy="false">∈</mo>
      <mi>K</mi>
    </mrow>
    <annotation encoding="StarMath 5.0"> %alpha in K</annotation>
  </semantics>
</math>
</file>

<file path=Object 13/content.xml><?xml version="1.0" encoding="utf-8"?>
<math xmlns="http://www.w3.org/1998/Math/MathML" display="block">
  <semantics>
    <mrow>
      <mi>α</mi>
      <mi>·</mi>
      <mrow>
        <mo fence="true" stretchy="true">|</mo>
        <mrow>
          <mi>A</mi>
        </mrow>
        <mo fence="true" stretchy="true">|</mo>
      </mrow>
    </mrow>
    <annotation encoding="StarMath 5.0"> %alpha · abs A</annotation>
  </semantics>
</math>
</file>

<file path=Object 14/content.xml><?xml version="1.0" encoding="utf-8"?>
<math xmlns="http://www.w3.org/1998/Math/MathML" display="block">
  <semantics>
    <mrow>
      <mrow>
        <mi>B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B in M_{n times n} (K) 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|</mo>
          <mrow>
            <mi mathvariant="italic">A·B</mi>
          </mrow>
          <mo fence="true" stretchy="true">|</mo>
        </mrow>
        <mo stretchy="false">=</mo>
        <mrow>
          <mo fence="true" stretchy="true">|</mo>
          <mrow>
            <mi>A</mi>
          </mrow>
          <mo fence="true" stretchy="true">|</mo>
        </mrow>
      </mrow>
      <mi>·</mi>
      <mrow>
        <mo fence="true" stretchy="true">|</mo>
        <mrow>
          <mi>B</mi>
        </mrow>
        <mo fence="true" stretchy="true">|</mo>
      </mrow>
    </mrow>
    <annotation encoding="StarMath 5.0"> abs{ A·B} = abs A · abs B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n>1</mn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row/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n>1</mn>
            </mtd>
          </mtr>
        </mtable>
      </mrow>
      <mo fence="true" stretchy="true">)</mo>
    </mrow>
    <annotation encoding="StarMath 5.0">left(matrix{1#0#dotsaxis#0##
 0#1#dotsaxis#0##
 dotsvert#dotsvert#{}#dotsvert##
 0#0#dotsaxis#1}right) </annotation>
  </semantics>
</math>
</file>

<file path=Object 17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4</mn>
              </mtd>
            </mtr>
          </mtable>
        </mrow>
        <mo fence="true" stretchy="true">)</mo>
      </mrow>
    </mrow>
    <annotation encoding="StarMath 5.0">A= left(matrix{1#2##
 3#4}right) </annotation>
  </semantics>
</math>
</file>

<file path=Object 19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0</mn>
              </mtd>
            </mtr>
          </mtable>
        </mrow>
        <mo fence="true" stretchy="true">)</mo>
      </mrow>
    </mrow>
    <annotation encoding="StarMath 5.0">B= left(matrix{1#2##
 2#0}right) </annotation>
  </semantics>
</math>
</file>

<file path=Object 2/content.xml><?xml version="1.0" encoding="utf-8"?>
<math xmlns="http://www.w3.org/1998/Math/MathML" display="block">
  <semantics>
    <mrow>
      <mi>n</mi>
      <mo stretchy="false">×</mo>
      <mi>n</mi>
    </mrow>
    <annotation encoding="StarMath 5.0">n times n </annotation>
  </semantics>
</math>
</file>

<file path=Object 20/content.xml><?xml version="1.0" encoding="utf-8"?>
<math xmlns="http://www.w3.org/1998/Math/MathML" display="block">
  <semantics>
    <mrow>
      <msub>
        <mi>M</mi>
        <mrow>
          <mn>2</mn>
          <mo stretchy="false">×</mo>
          <mn>2</mn>
        </mrow>
      </msub>
      <mrow>
        <mo fence="true" stretchy="false">(</mo>
        <mrow>
          <mi mathvariant="normal">ℚ</mi>
        </mrow>
        <mo fence="true" stretchy="false">)</mo>
      </mrow>
    </mrow>
    <annotation encoding="StarMath 5.0"> M_{2 times 2}(setq)</annotation>
  </semantics>
</math>
</file>

<file path=Object 21/content.xml><?xml version="1.0" encoding="utf-8"?>
<math xmlns="http://www.w3.org/1998/Math/MathML" display="block">
  <semantics>
    <mrow>
      <mrow>
        <mi mathvariant="italic">A·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)</mo>
        </mrow>
      </mrow>
      <mi>·</mi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n>11</mn>
                </mtd>
                <mtd>
                  <mn>6</mn>
                </mtd>
              </mtr>
            </mtable>
          </mrow>
          <mo fence="true" stretchy="true">)</mo>
        </mrow>
      </mrow>
    </mrow>
    <annotation encoding="StarMath 5.0">A·B=left(matrix{1#2##3#4}right) ·left(matrix{1#2##2#0}right)=left(matrix{5#2##11#6}right)</annotation>
  </semantics>
</math>
</file>

<file path=Object 22/content.xml><?xml version="1.0" encoding="utf-8"?>
<math xmlns="http://www.w3.org/1998/Math/MathML" display="block">
  <semantics>
    <mrow>
      <mrow>
        <mi mathvariant="italic">B·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0</mn>
                </mtd>
              </mtr>
            </mtable>
          </mrow>
          <mo fence="true" stretchy="true">)</mo>
        </mrow>
      </mrow>
      <mi>·</mi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7</mn>
                </mtd>
                <mtd>
                  <mn>10</mn>
                </mtd>
              </mtr>
              <mtr>
                <mtd>
                  <mn>2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B·A=left(matrix{1#2##2#0}right)·left(matrix{1#2##3#4}right) =left(matrix{7#10##2#4}right)</annotation>
  </semantics>
</math>
</file>

<file path=Object 23/content.xml><?xml version="1.0" encoding="utf-8"?>
<math xmlns="http://www.w3.org/1998/Math/MathML" display="block">
  <semantics>
    <mrow>
      <mo fence="true" stretchy="true">|</mo>
      <mrow>
        <mi>A</mi>
      </mrow>
      <mo fence="true" stretchy="true">|</mo>
    </mrow>
    <annotation encoding="StarMath 5.0"> abs A 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sub>
            <mi>a</mi>
            <mn>1,1</mn>
          </msub>
        </mrow>
        <mo fence="true" stretchy="true">|</mo>
      </mrow>
      <mo stretchy="false">=</mo>
      <msub>
        <mi>a</mi>
        <mn>1,1</mn>
      </msub>
    </mrow>
    <annotation encoding="StarMath 5.0">abs a_{1,1} = a_{1,1}</annotation>
  </semantics>
</math>
</file>

<file path=Object 25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n>1</mn>
                    <mn>12</mn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</mtr>
            </mtable>
          </mrow>
          <mo fence="true" stretchy="true">|</mo>
        </mrow>
        <mo stretchy="false">=</mo>
        <msub>
          <mi>a</mi>
          <mn>11</mn>
        </msub>
      </mrow>
      <mi>·</mi>
      <mrow>
        <msub>
          <mi>a</mi>
          <mn>22</mn>
        </msub>
        <mo stretchy="false">−</mo>
        <msub>
          <mi>a</mi>
          <mn>12</mn>
        </msub>
      </mrow>
      <mi>·</mi>
      <msub>
        <mi>a</mi>
        <mn>21</mn>
      </msub>
    </mrow>
    <annotation encoding="StarMath 5.0">left lline matrix{a_11#1_12##a_21#a_22}right rline =a_11 · a_22 - a_12·a_21</annotation>
  </semantics>
</math>
</file>

<file path=Object 26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n>1</mn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sub>
                    <mi>a</mi>
                    <mn>23</mn>
                  </msub>
                </mtd>
              </mtr>
              <mtr>
                <mtd>
                  <msub>
                    <mi>a</mi>
                    <mn>31</mn>
                  </msub>
                </mtd>
                <mtd>
                  <msub>
                    <mi>a</mi>
                    <mn>32</mn>
                  </msub>
                </mtd>
                <mtd>
                  <msub>
                    <mi>a</mi>
                    <mn>33</mn>
                  </msub>
                </mtd>
              </mtr>
            </mtable>
          </mrow>
          <mo fence="true" stretchy="true">|</mo>
        </mrow>
        <mo stretchy="false">=</mo>
        <msub>
          <mi>a</mi>
          <mn>11</mn>
        </msub>
      </mrow>
      <msub>
        <mi>a</mi>
        <mn>22</mn>
      </msub>
      <mrow>
        <msub>
          <mi>a</mi>
          <mn>33</mn>
        </msub>
        <mo stretchy="false">+</mo>
        <msub>
          <mi>a</mi>
          <mn>12</mn>
        </msub>
      </mrow>
      <msub>
        <mi>a</mi>
        <mn>23</mn>
      </msub>
      <mrow>
        <msub>
          <mi>a</mi>
          <mn>13</mn>
        </msub>
        <mo stretchy="false">+</mo>
        <msub>
          <mi>a</mi>
          <mn>21</mn>
        </msub>
      </mrow>
      <msub>
        <mi>a</mi>
        <mn>32</mn>
      </msub>
      <msub>
        <mi>a</mi>
        <mn>13</mn>
      </msub>
      <mi>–</mi>
      <msub>
        <mi>a</mi>
        <mn>13</mn>
      </msub>
      <msub>
        <mi>a</mi>
        <mn>22</mn>
      </msub>
      <msub>
        <mi>a</mi>
        <mn>31</mn>
      </msub>
      <mi>–</mi>
      <msub>
        <mi>a</mi>
        <mn>12</mn>
      </msub>
      <msub>
        <mi>a</mi>
        <mn>21</mn>
      </msub>
      <msub>
        <mi>a</mi>
        <mn>33</mn>
      </msub>
      <mi>–</mi>
      <msub>
        <mi>a</mi>
        <mn>23</mn>
      </msub>
      <msub>
        <mi>a</mi>
        <mn>32</mn>
      </msub>
      <msub>
        <mi>a</mi>
        <mn>11</mn>
      </msub>
    </mrow>
    <annotation encoding="StarMath 5.0">left lline matrix{a_11#1_12#a_13##a_21#a_22#a_23##a_31#a_32#a_33}right rline = a_11 a_22 a_33 + a_12 a_23 a_13 + a_21 a_32 a_13 – a_13 a_22 a_31 – a_12 a_21 a_33 – a_23 a_32 a_11</annotation>
  </semantics>
</math>
</file>

<file path=Object 27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1</mn>
              </mtd>
              <mtd>
                <mn>4</mn>
              </mtd>
            </mtr>
          </mtable>
        </mrow>
        <mo fence="true" stretchy="true">|</mo>
      </mrow>
      <mo stretchy="false">=</mo>
      <mrow>
        <mn>4</mn>
        <mo stretchy="false">+</mo>
        <mn>1</mn>
        <mo stretchy="false">+</mo>
        <mn>2</mn>
        <mo stretchy="false">−</mo>
        <mn>3</mn>
        <mo stretchy="false">−</mo>
        <mn>3</mn>
        <mo stretchy="false">−</mo>
        <mn>2</mn>
      </mrow>
    </mrow>
    <annotation encoding="StarMath 5.0">left lline matrix{1#1#1##2#1#2##3#1#4}right rline = 4+1+2-3-3-2</annotation>
  </semantics>
</math>
</file>

<file path=Object 28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o stretchy="false">⋯</mo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i>n</mi>
                      <mn>1</mn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stretchy="true">)</mo>
        </mrow>
        <mo stretchy="false">∈</mo>
        <msub>
          <mi>M</mi>
          <mrow>
            <mi>n</mi>
            <mi>,</mi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=left(matrix{a_11#dotsaxis#a_1n##
 dotsvert#{}#dotsvert##
a_n1#dotsaxis#a_nn}right) in M_{ n,n }( K )</annotation>
  </semantics>
</math>
</file>

<file path=Object 29/content.xml><?xml version="1.0" encoding="utf-8"?>
<math xmlns="http://www.w3.org/1998/Math/MathML" display="block">
  <semantics>
    <msub>
      <mi>A</mi>
      <mi mathvariant="italic">ij</mi>
    </msub>
    <annotation encoding="StarMath 5.0"> A_{ij} 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4</mn>
              </mtd>
            </mtr>
          </mtable>
        </mrow>
        <mo fence="true" stretchy="true">|</mo>
      </mrow>
      <mo stretchy="false">=</mo>
      <mrow>
        <mn>4</mn>
        <mo stretchy="false">−</mo>
        <mn>1</mn>
      </mrow>
    </mrow>
    <annotation encoding="StarMath 5.0">left lline matrix{1#2##3#4}right rline =4-1</annotation>
  </semantics>
</math>
</file>

<file path=Object 30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31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i</mi>
          <mo stretchy="false">+</mo>
          <mi>j</mi>
        </mrow>
      </msup>
      <mi>·</mi>
      <mrow>
        <mo fence="true" stretchy="true">|</mo>
        <mrow>
          <msub>
            <mi>A</mi>
            <mi mathvariant="italic">ij</mi>
          </msub>
        </mrow>
        <mo fence="true" stretchy="true">|</mo>
      </mrow>
    </mrow>
    <annotation encoding="StarMath 5.0">(-1)^{i+j} · abs A_{ij} </annotation>
  </semantics>
</math>
</file>

<file path=Object 32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3</mn>
                </mtd>
                <mtd>
                  <mn>3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3</mn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 left(matrix{1#2#1##
  1#0#1##
 3#3#1}right) in M_{3 times 3} (setz_5)</annotation>
  </semantics>
</math>
</file>

<file path=Object 33/content.xml><?xml version="1.0" encoding="utf-8"?>
<math xmlns="http://www.w3.org/1998/Math/MathML" display="block">
  <semantics>
    <mrow>
      <mrow>
        <msub>
          <mi>α</mi>
          <mn>12</mn>
        </msub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1</mn>
            <mo stretchy="false">+</mo>
            <mn>2</mn>
          </mrow>
        </msup>
      </mrow>
      <mrow>
        <mrow>
          <mo fence="true" stretchy="true">|</mo>
          <mrow>
            <msub>
              <mi>A</mi>
              <mn>12</mn>
            </msub>
          </mrow>
          <mo fence="true" stretchy="true">|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1</mn>
            <mo stretchy="false">+</mo>
            <mn>2</mn>
          </mrow>
        </msup>
      </mrow>
      <mrow>
        <mrow>
          <mo fence="true" stretchy="true">|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</mtr>
            </mtable>
          </mrow>
          <mo fence="true" stretchy="true">|</mo>
        </mrow>
        <mo stretchy="false">=</mo>
        <mn>4</mn>
      </mrow>
      <mi>·</mi>
      <mrow>
        <mrow>
          <mo fence="true" stretchy="false">(</mo>
          <mrow>
            <mrow>
              <mn>1</mn>
              <mo stretchy="false">−</mo>
              <mn>3</mn>
            </mrow>
          </mrow>
          <mo fence="true" stretchy="false">)</mo>
        </mrow>
        <mo stretchy="false">=</mo>
        <mn>4</mn>
      </mrow>
      <mi>·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4</mn>
      </mrow>
      <mi>·</mi>
      <mrow>
        <mn>3</mn>
        <mo stretchy="false">=</mo>
        <mn>2</mn>
      </mrow>
    </mrow>
    <annotation encoding="StarMath 5.0">%alpha_12 =(-1)^{1+2} abs A_12 = (-1)^{1+2} left lline matrix{1#1##3#1}right rline 
 = 4·(1-3)=4·(-2)=4·3=2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o stretchy="false">⋯</mo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i>n</mi>
                      <mn>1</mn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stretchy="true">)</mo>
        </mrow>
        <mo stretchy="false">∈</mo>
        <msub>
          <mi>M</mi>
          <mrow>
            <mi>n</mi>
            <mi>,</mi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=left(matrix{a_11#dotsaxis#a_1n##
 dotsvert#{}#dotsvert##
a_n1#dotsaxis#a_nn}right) in M_{ n,n }( K )</annotation>
  </semantics>
</math>
</file>

<file path=Object 35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  <mtd>
                  <mn>1</mn>
                </mtd>
              </mtr>
              <mtr>
                <mtd>
                  <mn>2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2</mn>
                </mtd>
                <mtd>
                  <mn>0</mn>
                </mtd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∈</mo>
        <msub>
          <mi>M</mi>
          <mrow>
            <mn>4</mn>
            <mo stretchy="false">×</mo>
            <mn>4</mn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left(matrix{1#2#3#1##
 2#0#1#1##
3#1#0#1##
2#0#1#3}right) in M_{ 4 times 4 }( setz_5 )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o stretchy="false">⋯</mo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o stretchy="false">∈</mo>
        <msub>
          <mi>M</mi>
          <mrow>
            <mi>m</mi>
            <mi>,</mi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=left(matrix{a_11#dotsaxis#a_1n##
 dotsvert#{}#dotsvert##
a_m1#dotsaxis#a_mn}right) in M_{ m,n }( K )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o stretchy="false">⋯</mo>
                </mtd>
                <mtd>
                  <msub>
                    <mi>a</mi>
                    <mrow>
                      <mi>m</mi>
                      <mn>1</mn>
                    </mrow>
                  </msub>
                </mtd>
              </mtr>
              <mtr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n>1</mn>
                      <mi>n</mi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o stretchy="false">∈</mo>
        <msub>
          <mi>M</mi>
          <mrow>
            <mi>m</mi>
            <mi>,</mi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=left(matrix{a_11#dotsaxis#a_m1##
 dotsvert#{}#dotsvert##
a_1n#dotsaxis#a_mn}right) in M_{ m,n }( K )</annotation>
  </semantics>
</math>
</file>

<file path=Object 38/content.xml><?xml version="1.0" encoding="utf-8"?>
<math xmlns="http://www.w3.org/1998/Math/MathML" display="block">
  <semantics>
    <msup>
      <mi>A</mi>
      <mi>t</mi>
    </msup>
    <annotation encoding="StarMath 5.0"> A^t</annotation>
  </semantics>
</math>
</file>

<file path=Object 39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  <mtd>
                  <mn>4</mn>
                </mtd>
                <mtd>
                  <mn>5</mn>
                </mtd>
              </mtr>
              <mtr>
                <mtd>
                  <mn>2</mn>
                </mtd>
                <mtd>
                  <mn>4</mn>
                </mtd>
                <mtd>
                  <mn>3</mn>
                </mtd>
                <mtd>
                  <mn>1</mn>
                </mtd>
                <mtd>
                  <mn>3</mn>
                </mtd>
              </mtr>
              <mtr>
                <mtd>
                  <mn>6</mn>
                </mtd>
                <mtd>
                  <mn>1</mn>
                </mtd>
                <mtd>
                  <mn>4</mn>
                </mtd>
                <mtd>
                  <mn>2</mn>
                </mtd>
                <mtd>
                  <mn>3</mn>
                </mtd>
              </mtr>
              <mtr>
                <mtd>
                  <mn>3</mn>
                </mtd>
                <mtd>
                  <mn>3</mn>
                </mtd>
                <mtd>
                  <mn>1</mn>
                </mtd>
                <mtd>
                  <mn>4</mn>
                </mtd>
                <mtd>
                  <mn>2</mn>
                </mtd>
              </mtr>
              <mtr>
                <mtd>
                  <mn>3</mn>
                </mtd>
                <mtd>
                  <mn>0</mn>
                </mtd>
                <mtd>
                  <mn>2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∈</mo>
        <msub>
          <mi>M</mi>
          <mrow>
            <mn>5</mn>
            <mo stretchy="false">×</mo>
            <mn>5</mn>
          </mrow>
        </msub>
      </mrow>
      <mrow>
        <mo fence="true" stretchy="false">(</mo>
        <mrow>
          <msub>
            <mi mathvariant="normal">ℤ</mi>
            <mn>7</mn>
          </msub>
        </mrow>
        <mo fence="true" stretchy="false">)</mo>
      </mrow>
    </mrow>
    <annotation encoding="StarMath 5.0">A=left(matrix{1#2#3#4#5##
 2#4#3#1#3##
6#1#4#2#3##
3#3#1#4#2##
3#0#2#1#0}right) in M_{ 5 times 5 }( setz_7 )</annotation>
  </semantics>
</math>
</file>

<file path=Object 4/content.xml><?xml version="1.0" encoding="utf-8"?>
<math xmlns="http://www.w3.org/1998/Math/MathML" display="block">
  <semantics>
    <mrow>
      <mi mathvariant="normal">ℤ</mi>
      <mn>₅</mn>
    </mrow>
    <annotation encoding="StarMath 5.0">setz₅</annotation>
  </semantics>
</math>
</file>

<file path=Object 40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4</mn>
              </mtd>
              <mtd>
                <mn>5</mn>
              </mtd>
            </mtr>
            <mtr>
              <mtd>
                <mn>2</mn>
              </mtd>
              <mtd>
                <mn>4</mn>
              </mtd>
              <mtd>
                <mn>3</mn>
              </mtd>
              <mtd>
                <mn>1</mn>
              </mtd>
              <mtd>
                <mn>3</mn>
              </mtd>
            </mtr>
            <mtr>
              <mtd>
                <mn>6</mn>
              </mtd>
              <mtd>
                <mn>1</mn>
              </mtd>
              <mtd>
                <mn>4</mn>
              </mtd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3</mn>
              </mtd>
              <mtd>
                <mn>1</mn>
              </mtd>
              <mtd>
                <mn>4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  <mtd>
                <mn>2</mn>
              </mtd>
              <mtd>
                <mn>1</mn>
              </mtd>
              <mtd>
                <mn>0</mn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n>1</mn>
              </mtd>
              <mtd>
                <mn>2</mn>
              </mtd>
              <mtd>
                <mn>6</mn>
              </mtd>
              <mtd>
                <mn>6</mn>
              </mtd>
              <mtd>
                <mn>5</mn>
              </mtd>
            </mtr>
            <mtr>
              <mtd>
                <mn>2</mn>
              </mtd>
              <mtd>
                <mn>4</mn>
              </mtd>
              <mtd>
                <mn>4</mn>
              </mtd>
              <mtd>
                <mn>5</mn>
              </mtd>
              <mtd>
                <mn>3</mn>
              </mtd>
            </mtr>
            <mtr>
              <mtd>
                <mn>6</mn>
              </mtd>
              <mtd>
                <mn>1</mn>
              </mtd>
              <mtd>
                <mn>0</mn>
              </mtd>
              <mtd>
                <mn>0</mn>
              </mtd>
              <mtd>
                <mn>3</mn>
              </mtd>
            </mtr>
            <mtr>
              <mtd>
                <mn>3</mn>
              </mtd>
              <mtd>
                <mn>3</mn>
              </mtd>
              <mtd>
                <mn>6</mn>
              </mtd>
              <mtd>
                <mn>3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|</mo>
      </mrow>
    </mrow>
    <annotation encoding="StarMath 5.0">left lline matrix{1#2#3#4#5##
  2#4#3#1#3##
 6#1#4#2#3##
 3#3#1#4#2##
 3#0#2#1#0}right rline = left lline matrix{1#2#6#6#5##
  2#4#4#5#3##
 6#1#0#0#3##
 3#3#6#3#2##
 3#0#0#0#0}right rline</annotation>
  </semantics>
</math>
</file>

<file path=Object 41/content.xml><?xml version="1.0" encoding="utf-8"?>
<math xmlns="http://www.w3.org/1998/Math/MathML" display="block">
  <semantics>
    <mrow>
      <mn>3</mn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5</mn>
          <mo stretchy="false">+</mo>
          <mn>1</mn>
        </mrow>
      </msup>
      <mrow>
        <mrow>
          <mo fence="true" stretchy="true">|</mo>
          <mrow>
            <mtable>
              <mtr>
                <mtd>
                  <mn>2</mn>
                </mtd>
                <mtd>
                  <mn>6</mn>
                </mtd>
                <mtd>
                  <mn>6</mn>
                </mtd>
                <mtd>
                  <mn>5</mn>
                </mtd>
              </mtr>
              <mtr>
                <mtd>
                  <mn>4</mn>
                </mtd>
                <mtd>
                  <mn>4</mn>
                </mtd>
                <mtd>
                  <mn>5</mn>
                </mtd>
                <mtd>
                  <mn>3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3</mn>
                </mtd>
              </mtr>
              <mtr>
                <mtd>
                  <mn>3</mn>
                </mtd>
                <mtd>
                  <mn>6</mn>
                </mtd>
                <mtd>
                  <mn>3</mn>
                </mtd>
                <mtd>
                  <mn>2</mn>
                </mtd>
              </mtr>
            </mtable>
          </mrow>
          <mo fence="true" stretchy="true">|</mo>
        </mrow>
        <mo stretchy="false">=</mo>
        <mn>3</mn>
      </mrow>
      <mrow>
        <mrow>
          <mo fence="true" stretchy="true">|</mo>
          <mrow>
            <mtable>
              <mtr>
                <mtd>
                  <mn>2</mn>
                </mtd>
                <mtd>
                  <mn>6</mn>
                </mtd>
                <mtd>
                  <mn>6</mn>
                </mtd>
                <mtd>
                  <mn>6</mn>
                </mtd>
              </mtr>
              <mtr>
                <mtd>
                  <mn>4</mn>
                </mtd>
                <mtd>
                  <mn>4</mn>
                </mtd>
                <mtd>
                  <mn>5</mn>
                </mtd>
                <mtd>
                  <mn>5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3</mn>
                </mtd>
                <mtd>
                  <mn>6</mn>
                </mtd>
                <mtd>
                  <mn>3</mn>
                </mtd>
                <mtd>
                  <mn>0</mn>
                </mtd>
              </mtr>
            </mtable>
          </mrow>
          <mo fence="true" stretchy="true">|</mo>
        </mrow>
        <mo stretchy="false">=</mo>
        <mn>3</mn>
      </mrow>
      <mi>·</mi>
      <mn>1</mn>
      <mi>·</mi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3</mn>
            <mo stretchy="false">+</mo>
            <mn>1</mn>
          </mrow>
        </msup>
        <mo stretchy="false">=</mo>
        <mrow>
          <mo fence="true" stretchy="true">|</mo>
          <mrow>
            <mtable>
              <mtr>
                <mtd>
                  <mn>6</mn>
                </mtd>
                <mtd>
                  <mn>6</mn>
                </mtd>
                <mtd>
                  <mn>6</mn>
                </mtd>
              </mtr>
              <mtr>
                <mtd>
                  <mn>4</mn>
                </mtd>
                <mtd>
                  <mn>5</mn>
                </mtd>
                <mtd>
                  <mn>5</mn>
                </mtd>
              </mtr>
              <mtr>
                <mtd>
                  <mn>6</mn>
                </mtd>
                <mtd>
                  <mn>3</mn>
                </mtd>
                <mtd>
                  <mn>0</mn>
                </mtd>
              </mtr>
            </mtable>
          </mrow>
          <mo fence="true" stretchy="true">|</mo>
        </mrow>
        <mo stretchy="false">=</mo>
        <mn>3</mn>
      </mrow>
      <mrow>
        <mrow>
          <mo fence="true" stretchy="false">(</mo>
          <mrow>
            <mrow>
              <mn>5</mn>
              <mo stretchy="false">+</mo>
              <mn>2</mn>
              <mo stretchy="false">−</mo>
              <mn>5</mn>
              <mo stretchy="false">−</mo>
              <mn>6</mn>
            </mrow>
          </mrow>
          <mo fence="true" stretchy="false">)</mo>
        </mrow>
        <mo stretchy="false">=</mo>
        <mn>3</mn>
      </mrow>
      <mrow>
        <mrow>
          <mo fence="true" stretchy="false">(</mo>
          <mrow>
            <mrow>
              <mo stretchy="false">−</mo>
              <mn>4</mn>
            </mrow>
          </mrow>
          <mo fence="true" stretchy="false">)</mo>
        </mrow>
        <mo stretchy="false">=</mo>
        <mn>3</mn>
      </mrow>
      <mi>·</mi>
      <mrow>
        <mn>3</mn>
        <mo stretchy="false">=</mo>
        <mn>2</mn>
      </mrow>
    </mrow>
    <annotation encoding="StarMath 5.0">3(-1)^{5+1} left lline matrix{2#6#6#5##
  4#4#5#3##
 1#0#0#3##
 3#6#3#2}right rline = 3 left lline matrix{2#6#6#6##
  4#4#5#5##
 1#0#0#0##
 3#6#3#0}right rline =3·1·(-1)^{3+1} = left lline matrix{6#6#6##4#5#5##6#3#0}right rline = 3(5+2-5-6)=3(-4)=3·3=2</annotation>
  </semantics>
</math>
</file>

<file path=Object 5/content.xml><?xml version="1.0" encoding="utf-8"?>
<math xmlns="http://www.w3.org/1998/Math/MathML" display="block">
  <semantics>
    <msub>
      <mi>α</mi>
      <mi mathvariant="italic">ij</mi>
    </msub>
    <annotation encoding="StarMath 5.0"> %alpha_{ij}</annotation>
  </semantics>
</math>
</file>

<file path=Object 6/content.xml><?xml version="1.0" encoding="utf-8"?>
<math xmlns="http://www.w3.org/1998/Math/MathML" display="block">
  <semantics>
    <mrow>
      <mrow>
        <mrow>
          <mo fence="true" stretchy="true">|</mo>
          <mrow>
            <mi>A</mi>
          </mrow>
          <mo fence="true" stretchy="true">|</mo>
        </mrow>
        <mo stretchy="false">=</mo>
        <msub>
          <mi>a</mi>
          <mrow>
            <mi>i</mi>
            <mn>1</mn>
          </mrow>
        </msub>
      </mrow>
      <mrow>
        <msub>
          <mi>α</mi>
          <mrow>
            <mi>i</mi>
            <mn>1</mn>
          </mrow>
        </msub>
        <mo stretchy="false">+</mo>
        <msub>
          <mi>a</mi>
          <mrow>
            <mi>i</mi>
            <mn>2</mn>
          </mrow>
        </msub>
        <mo stretchy="false">+</mo>
        <msub>
          <mi>α</mi>
          <mrow>
            <mi>i</mi>
            <mn>2</mn>
          </mrow>
        </msub>
        <mo stretchy="false">+</mo>
        <mi>…</mi>
        <mo stretchy="false">+</mo>
        <msub>
          <mi>a</mi>
          <mrow>
            <mi>i</mi>
            <mi>n</mi>
          </mrow>
        </msub>
      </mrow>
      <msub>
        <mi>α</mi>
        <mrow>
          <mi>i</mi>
          <mi>n</mi>
        </mrow>
      </msub>
    </mrow>
    <annotation encoding="StarMath 5.0">abs A = a_i1 %alpha_i1 + a_i2 + %alpha_i2 + … + a_{i n} %alpha_{i n}</annotation>
  </semantics>
</math>
</file>

<file path=Object 7/content.xml><?xml version="1.0" encoding="utf-8"?>
<math xmlns="http://www.w3.org/1998/Math/MathML" display="block">
  <semantics>
    <mrow>
      <mrow>
        <mrow>
          <mo fence="true" stretchy="true">|</mo>
          <mrow>
            <mi>A</mi>
          </mrow>
          <mo fence="true" stretchy="true">|</mo>
        </mrow>
        <mo stretchy="false">=</mo>
        <msub>
          <mi>a</mi>
          <mrow>
            <mi>j</mi>
            <mn>1</mn>
          </mrow>
        </msub>
      </mrow>
      <mrow>
        <msub>
          <mi>α</mi>
          <mrow>
            <mi>j</mi>
            <mn>1</mn>
          </mrow>
        </msub>
        <mo stretchy="false">+</mo>
        <msub>
          <mi>a</mi>
          <mrow>
            <mi>j</mi>
            <mn>2</mn>
          </mrow>
        </msub>
        <mo stretchy="false">+</mo>
        <msub>
          <mi>α</mi>
          <mrow>
            <mi>j</mi>
            <mn>2</mn>
          </mrow>
        </msub>
        <mo stretchy="false">+</mo>
        <mi>…</mi>
        <mo stretchy="false">+</mo>
        <msub>
          <mi>a</mi>
          <mrow>
            <mi>j</mi>
            <mi>n</mi>
          </mrow>
        </msub>
      </mrow>
      <msub>
        <mi>α</mi>
        <mrow>
          <mi>j</mi>
          <mi>n</mi>
        </mrow>
      </msub>
    </mrow>
    <annotation encoding="StarMath 5.0">abs A = a_j1 %alpha_j1 + a_j2 + %alpha_j2 + … + a_{j n} %alpha_{j n}</annotation>
  </semantics>
</math>
</file>

<file path=Object 8/content.xml><?xml version="1.0" encoding="utf-8"?>
<math xmlns="http://www.w3.org/1998/Math/MathML" display="block">
  <semantics>
    <mrow>
      <mrow>
        <mrow>
          <mo fence="true" stretchy="true">|</mo>
          <mrow>
            <mi>A</mi>
          </mrow>
          <mo fence="true" stretchy="true">|</mo>
        </mrow>
        <mo stretchy="false">=</mo>
        <mn>2</mn>
      </mrow>
      <mrow>
        <msub>
          <mi>α</mi>
          <mn>12</mn>
        </msub>
        <mo stretchy="false">+</mo>
        <mn>0</mn>
      </mrow>
      <mrow>
        <msub>
          <mi>α</mi>
          <mn>22</mn>
        </msub>
        <mo stretchy="false">+</mo>
        <mn>1</mn>
      </mrow>
      <mrow>
        <msub>
          <mi>α</mi>
          <mn>31</mn>
        </msub>
        <mo stretchy="false">+</mo>
        <mn>0</mn>
      </mrow>
      <mrow>
        <msub>
          <mi>α</mi>
          <mn>43</mn>
        </msub>
        <mo stretchy="false">=</mo>
        <mn>2</mn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1</mn>
          <mo stretchy="false">+</mo>
          <mn>2</mn>
        </mrow>
      </msup>
      <mrow>
        <mrow>
          <mo fence="true" stretchy="true">|</mo>
          <mrow>
            <mtable>
              <mtr>
                <mtd>
                  <mn>2</mn>
                </mtd>
                <mtd>
                  <mn>1</mn>
                </mtd>
                <mtd>
                  <mn>1</mn>
                </mtd>
              </mtr>
              <mtr>
                <mtd>
                  <mn>3</mn>
                </mtd>
                <mtd>
                  <mn>0</mn>
                </mtd>
                <mtd>
                  <mn>1</mn>
                </mtd>
              </mtr>
              <mtr>
                <mtd>
                  <mn>2</mn>
                </mtd>
                <mtd>
                  <mn>1</mn>
                </mtd>
                <mtd>
                  <mn>3</mn>
                </mtd>
              </mtr>
            </mtable>
          </mrow>
          <mo fence="true" stretchy="true">|</mo>
        </mrow>
        <mo stretchy="false">+</mo>
        <mn>1</mn>
      </mrow>
      <mi>·</mi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3</mn>
          <mo stretchy="false">+</mo>
          <mn>2</mn>
        </mrow>
      </msup>
      <mrow>
        <mrow>
          <mo fence="true" stretchy="true">|</mo>
          <mrow>
            <mtable>
              <mtr>
                <mtd>
                  <mn>1</mn>
                </mtd>
                <mtd>
                  <mn>3</mn>
                </mtd>
                <mtd>
                  <mn>1</mn>
                </mtd>
              </mtr>
              <mtr>
                <mtd>
                  <mn>2</mn>
                </mtd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n>1</mn>
                </mtd>
                <mtd>
                  <mn>3</mn>
                </mtd>
              </mtr>
            </mtable>
          </mrow>
          <mo fence="true" stretchy="true">|</mo>
        </mrow>
        <mo stretchy="false">=</mo>
        <mn>3</mn>
      </mrow>
      <mrow>
        <mrow>
          <mo fence="true" stretchy="false">(</mo>
          <mrow>
            <mrow>
              <mn>2</mn>
              <mo stretchy="false">+</mo>
              <mn>3</mn>
              <mo stretchy="false">−</mo>
              <mn>2</mn>
              <mo stretchy="false">−</mo>
              <mn>4</mn>
            </mrow>
          </mrow>
          <mo fence="true" stretchy="false">)</mo>
        </mrow>
        <mo stretchy="false">+</mo>
        <mn>4</mn>
      </mrow>
      <mrow>
        <mrow>
          <mo fence="true" stretchy="false">(</mo>
          <mrow>
            <mrow>
              <mn>3</mn>
              <mo stretchy="false">+</mo>
              <mn>1</mn>
              <mo stretchy="false">+</mo>
              <mn>2</mn>
              <mo stretchy="false">−</mo>
              <mn>2</mn>
              <mo stretchy="false">−</mo>
              <mn>3</mn>
              <mo stretchy="false">−</mo>
              <mn>1</mn>
            </mrow>
          </mrow>
          <mo fence="true" stretchy="false">)</mo>
        </mrow>
        <mo stretchy="false">=</mo>
        <mn>2</mn>
      </mrow>
    </mrow>
    <annotation encoding="StarMath 5.0">abs A = 2 %alpha_12 + 0 %alpha_22 + 1 %alpha_31 + 0 %alpha_43 = 2(-1)^{1+2} left lline matrix{2#1#1##3#0#1##2#1#3}right rline + 1·(-1)^{3+2} left lline matrix{1#3#1##2#1#1##2#1#3}right rline = 3(2+3-2-4)+4(3+1+2-2-3-1)=2</annotation>
  </semantics>
</math>
</file>

<file path=Object 9/content.xml><?xml version="1.0" encoding="utf-8"?>
<math xmlns="http://www.w3.org/1998/Math/MathML" display="block">
  <semantics>
    <mrow>
      <mi>–</mi>
      <mrow>
        <mo fence="true" stretchy="true">|</mo>
        <mrow>
          <mi>A</mi>
        </mrow>
        <mo fence="true" stretchy="true">|</mo>
      </mrow>
    </mrow>
    <annotation encoding="StarMath 5.0">– abs A</annotation>
  </semantics>
</math>
</file>